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marker-start="Circle" draw:marker-start-width="0.25cm" draw:marker-end="Arrow" draw:marker-end-width="0.25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423cm"/>
    </style:style>
    <style:style style:name="P1" style:family="paragraph">
      <style:paragraph-properties fo:margin-left="0cm" fo:margin-right="0cm" fo:text-indent="0cm"/>
    </style:style>
    <text:list-style style:name="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layer="layout" svg:width="2.048cm" svg:height="0.952cm" svg:x="2.954cm" svg:y="10.028cm">
          <text:p/>
        </draw:rect>
        <draw:rect draw:style-name="gr1" draw:layer="layout" svg:width="2.048cm" svg:height="0.952cm" svg:x="6.492cm" svg:y="10.028cm">
          <text:p/>
        </draw:rect>
        <draw:rect draw:style-name="gr1" draw:layer="layout" svg:width="2.048cm" svg:height="0.952cm" svg:x="6.492cm" svg:y="10.981cm">
          <text:p/>
        </draw:rect>
        <draw:line draw:style-name="gr2" draw:layer="layout" svg:x1="3.991cm" svg:y1="10.504cm" svg:x2="6.479cm" svg:y2="10.504cm">
          <text:p/>
        </draw:line>
        <draw:frame draw:style-name="gr3" draw:layer="layout" svg:width="0.492cm" svg:height="1.025cm" svg:x="2.359cm" svg:y="9.473cm">
          <draw:text-box>
            <text:p text:style-name="P1"><text:s/>t</text:p>
          </draw:text-box>
        </draw:frame>
        <draw:rect draw:style-name="gr1" draw:layer="layout" svg:width="2.022cm" svg:height="0.979cm" svg:x="10.03cm" svg:y="10.002cm">
          <text:p/>
        </draw:rect>
        <draw:rect draw:style-name="gr1" draw:layer="layout" svg:width="2.022cm" svg:height="0.979cm" svg:x="12.052cm" svg:y="10.003cm">
          <text:p/>
        </draw:rect>
        <draw:rect draw:style-name="gr1" draw:layer="layout" svg:width="2.022cm" svg:height="0.979cm" svg:x="10.004cm" svg:y="11.433cm">
          <text:p/>
        </draw:rect>
        <draw:rect draw:style-name="gr1" draw:layer="layout" svg:width="2.022cm" svg:height="0.979cm" svg:x="12.026cm" svg:y="11.433cm">
          <text:p/>
        </draw:rect>
        <draw:line draw:style-name="gr2" draw:layer="layout" svg:x1="7.542cm" svg:y1="10.504cm" svg:x2="10.03cm" svg:y2="10.504cm">
          <text:p/>
        </draw:line>
        <draw:line draw:style-name="gr2" draw:layer="layout" svg:x1="7.599cm" svg:y1="11.511cm" svg:x2="9.952cm" svg:y2="11.959cm">
          <text:p/>
        </draw:line>
        <draw:rect draw:style-name="gr1" draw:layer="layout" svg:width="2.022cm" svg:height="0.979cm" svg:x="14.048cm" svg:y="11.433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Nimbus Roman No9 L'" style:font-family-generic="roman" style:font-pitch="variable" fo:font-size="24pt" fo:language="fr" fo:country="BE" style:font-family-asian="'Kochi Mincho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Kochi Gothic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03-10-31T17:38:34</meta:creation-date>
    <dc:date>2003-10-31T17:50:41</dc:date>
    <dc:language>fr-BE</dc:language>
    <meta:editing-cycles>3</meta:editing-cycles>
    <meta:editing-duration>PT12M13S</meta:editing-duration>
    <meta:document-statistic meta:object-count="12"/>
    <meta:user-defined meta:name="Info 1"/>
    <meta:user-defined meta:name="Info 2"/>
    <meta:user-defined meta:name="Info 3"/>
    <meta:user-defined meta:name="Info 4"/>
  </office:meta>
</office:document-meta>
</file>